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1" svg:font-family="'DejaVu Sans Mono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9a1" officeooo:paragraph-rsid="000e29a1"/>
    </style:style>
    <style:style style:name="P2" style:family="paragraph" style:parent-style-name="Standard">
      <style:paragraph-properties fo:text-align="start" style:justify-single-word="false"/>
      <style:text-properties fo:font-size="12pt" officeooo:rsid="00128937" officeooo:paragraph-rsid="0012893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0d29" officeooo:paragraph-rsid="001d0d29" style:font-size-asian="10.5pt" style:font-size-complex="12pt"/>
    </style:style>
    <style:style style:name="P4" style:family="paragraph" style:parent-style-name="Standard">
      <style:text-properties style:font-name="DejaVu Sans Mono" fo:font-size="9pt" style:font-size-asian="9pt" style:font-size-complex="9pt"/>
    </style:style>
    <style:style style:name="P5" style:family="paragraph" style:parent-style-name="Standard">
      <style:text-properties fo:color="#666666" style:font-name="DejaVu Sans Mono" fo:font-size="9pt" style:font-size-asian="9pt" style:font-size-complex="9pt"/>
    </style:style>
    <style:style style:name="P6" style:family="paragraph" style:parent-style-name="Standard">
      <style:text-properties fo:color="#666666" style:font-name="Liberation Serif" fo:font-size="12pt" style:font-size-asian="12pt" style:font-size-complex="12pt"/>
    </style:style>
    <style:style style:name="P7" style:family="paragraph" style:parent-style-name="Standard">
      <style:text-properties officeooo:rsid="0018c684" officeooo:paragraph-rsid="0018c684"/>
    </style:style>
    <style:style style:name="P8" style:family="paragraph" style:parent-style-name="Standard">
      <style:text-properties officeooo:paragraph-rsid="0018c684"/>
    </style:style>
    <style:style style:name="P9" style:family="paragraph" style:parent-style-name="Standard">
      <style:text-properties fo:font-size="14pt" fo:font-weight="bold" officeooo:rsid="000e29a1" officeooo:paragraph-rsid="000e29a1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erif" fo:font-size="12pt" style:font-size-asian="12pt" style:font-size-complex="12pt"/>
    </style:style>
    <style:style style:name="P11" style:family="paragraph" style:parent-style-name="Preformatted_20_Text">
      <style:text-properties fo:color="#000000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DejaVu Sans Mono1" fo:font-size="9pt" officeooo:rsid="000e29a1" officeooo:paragraph-rsid="00104246" style:font-size-asian="10.5pt" style:font-size-complex="12pt"/>
    </style:style>
    <style:style style:name="P13" style:family="paragraph" style:parent-style-name="Preformatted_20_Text">
      <style:text-properties fo:color="#000000" style:font-name="DejaVu Sans Mono1" fo:font-size="9pt" officeooo:rsid="0018c684" officeooo:paragraph-rsid="0018c684" fo:background-color="#dddddd"/>
    </style:style>
    <style:style style:name="P14" style:family="paragraph" style:parent-style-name="Preformatted_20_Text">
      <style:text-properties fo:color="#000000" style:font-name="DejaVu Sans Mono1" fo:font-size="9pt" officeooo:rsid="000e29a1" officeooo:paragraph-rsid="000e29a1"/>
    </style:style>
    <style:style style:name="P15" style:family="paragraph" style:parent-style-name="Preformatted_20_Text">
      <style:text-properties fo:color="#000000" style:font-name="DejaVu Sans Mono"/>
    </style:style>
    <style:style style:name="P16" style:family="paragraph" style:parent-style-name="Preformatted_20_Text">
      <style:text-properties fo:color="#000000" style:font-name="DejaVu Sans Mono" fo:font-size="9pt" officeooo:rsid="00219764" officeooo:paragraph-rsid="00219764"/>
    </style:style>
    <style:style style:name="P17" style:family="paragraph" style:parent-style-name="Preformatted_20_Text">
      <style:paragraph-properties fo:margin-top="0in" fo:margin-bottom="0.1965in" loext:contextual-spacing="false"/>
    </style:style>
    <style:style style:name="P18" style:family="paragraph" style:parent-style-name="Preformatted_20_Text">
      <style:paragraph-properties fo:margin-top="0in" fo:margin-bottom="0.1965in" loext:contextual-spacing="false"/>
      <style:text-properties fo:color="#000000" style:font-name="DejaVu Sans Mono"/>
    </style:style>
    <style:style style:name="P19" style:family="paragraph" style:parent-style-name="Preformatted_20_Text">
      <style:paragraph-properties fo:margin-top="0in" fo:margin-bottom="0.1965in" loext:contextual-spacing="false"/>
      <style:text-properties fo:color="#808080" style:font-name="Liberation Serif" fo:font-size="12pt" fo:font-style="normal" style:font-size-asian="12pt" style:font-style-asian="normal" style:font-size-complex="12pt" style:font-style-complex="normal"/>
    </style:style>
    <style:style style:name="P20" style:family="paragraph" style:parent-style-name="Standard">
      <style:text-properties fo:color="#000000" style:font-name="Liberation Serif" fo:font-size="12pt" officeooo:rsid="0018c684" officeooo:paragraph-rsid="0018c684" style:font-size-asian="12pt" style:font-size-complex="12pt"/>
    </style:style>
    <style:style style:name="P21" style:family="paragraph" style:parent-style-name="Standard" style:list-style-name="L1">
      <style:text-properties officeooo:rsid="000e29a1" officeooo:paragraph-rsid="000e29a1"/>
    </style:style>
    <style:style style:name="P22" style:family="paragraph" style:parent-style-name="Standard" style:list-style-name="L2">
      <style:text-properties officeooo:paragraph-rsid="000e29a1"/>
    </style:style>
    <style:style style:name="P23" style:family="paragraph" style:parent-style-name="Standard" style:list-style-name="L2">
      <style:text-properties officeooo:paragraph-rsid="001d0d29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officeooo:rsid="000e29a1" officeooo:paragraph-rsid="00104246" style:font-size-asian="10.5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officeooo:rsid="00119c89" officeooo:paragraph-rsid="00128937" style:font-size-asian="10.5pt" style:font-size-complex="12pt"/>
    </style:style>
    <style:style style:name="P26" style:family="paragraph" style:parent-style-name="Standard" style:list-style-name="L6">
      <style:paragraph-properties fo:text-align="start" style:justify-single-word="false"/>
      <style:text-properties fo:font-size="12pt" officeooo:rsid="001d0d29" officeooo:paragraph-rsid="001d0d29" style:font-size-asian="10.5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officeooo:rsid="00161232" officeooo:paragraph-rsid="00161232" style:font-size-asian="10.5pt" style:font-size-complex="12pt"/>
    </style:style>
    <style:style style:name="P28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paragraph-rsid="001d0d29" style:font-size-asian="12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d2050" officeooo:paragraph-rsid="001d2050" style:font-size-asian="12pt" style:font-size-complex="12pt"/>
    </style:style>
    <style:style style:name="P30" style:family="paragraph" style:parent-style-name="Standard" style:list-style-name="L3"/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officeooo:paragraph-rsid="0014e025" style:font-size-asian="12pt" style:font-size-complex="12pt"/>
    </style:style>
    <style:style style:name="P32" style:family="paragraph" style:parent-style-name="Standard" style:list-style-name="L4">
      <style:text-properties style:font-name="Liberation Serif" fo:font-size="12pt" style:font-size-asian="12pt" style:font-size-complex="12pt"/>
    </style:style>
    <style:style style:name="P33" style:family="paragraph" style:parent-style-name="Standard">
      <style:text-properties style:font-name="Liberation Serif" officeooo:rsid="00219764" officeooo:paragraph-rsid="00219764"/>
    </style:style>
    <style:style style:name="P34" style:family="paragraph" style:parent-style-name="Standard" style:list-style-name="L4"/>
    <style:style style:name="P35" style:family="paragraph" style:parent-style-name="Standard" style:list-style-name="L2">
      <style:text-properties fo:color="#666666" style:font-name="Liberation Serif" fo:font-size="12pt" style:font-size-asian="12pt" style:font-size-complex="12pt"/>
    </style:style>
    <style:style style:name="P36" style:family="paragraph" style:parent-style-name="Standard" style:list-style-name="L5">
      <style:text-properties style:font-name="DejaVu Sans Mono" fo:font-size="9pt" style:font-size-asian="9pt" style:font-size-complex="9pt"/>
    </style:style>
    <style:style style:name="P37" style:family="paragraph" style:parent-style-name="Preformatted_20_Text" style:list-style-name="L2">
      <style:text-properties fo:color="#000000" style:font-name="DejaVu Sans Mono1" fo:font-size="9pt" officeooo:paragraph-rsid="000e29a1"/>
    </style:style>
    <style:style style:name="P38" style:family="paragraph" style:parent-style-name="Preformatted_20_Text" style:list-style-name="L2">
      <style:paragraph-properties fo:text-align="start" style:justify-single-word="false"/>
      <style:text-properties fo:color="#000000" style:font-name="DejaVu Sans Mono1" fo:font-size="9pt" officeooo:paragraph-rsid="00128937"/>
    </style:style>
    <style:style style:name="P39" style:family="paragraph" style:parent-style-name="Preformatted_20_Text" style:list-style-name="L2">
      <style:paragraph-properties fo:text-align="start" style:justify-single-word="false"/>
      <style:text-properties fo:font-size="9pt" officeooo:rsid="00119c89" officeooo:paragraph-rsid="00161232" style:font-size-asian="10.5pt" style:font-size-complex="12pt"/>
    </style:style>
    <style:style style:name="P40" style:family="paragraph" style:parent-style-name="Preformatted_20_Text" style:list-style-name="L2">
      <style:paragraph-properties fo:text-align="start" style:justify-single-word="false"/>
      <style:text-properties fo:font-variant="normal" fo:text-transform="none" fo:color="#6c6c6c" style:font-name="Liberation Serif" fo:font-size="12pt" fo:letter-spacing="normal" fo:font-style="normal" fo:font-weight="normal" officeooo:rsid="00119c89" officeooo:paragraph-rsid="00161232" style:font-size-asian="10.5pt" style:font-size-complex="12pt"/>
    </style:style>
    <style:style style:name="P41" style:family="paragraph" style:parent-style-name="Preformatted_20_Text" style:list-style-name="L2">
      <style:paragraph-properties fo:margin-top="0in" fo:margin-bottom="0.1965in" loext:contextual-spacing="false" fo:text-align="start" style:justify-single-word="false"/>
      <style:text-properties fo:font-size="9pt" officeooo:rsid="00128937" officeooo:paragraph-rsid="00161232" style:font-size-asian="10.5pt" style:font-size-complex="12pt"/>
    </style:style>
    <style:style style:name="P42" style:family="paragraph" style:parent-style-name="Preformatted_20_Text" style:list-style-name="L5">
      <style:paragraph-properties fo:margin-top="0in" fo:margin-bottom="0.1965in" loext:contextual-spacing="false"/>
      <style:text-properties fo:color="#000000" style:font-name="DejaVu Sans Mono1" fo:font-size="9pt" officeooo:paragraph-rsid="00161232"/>
    </style:style>
    <style:style style:name="T1" style:family="text">
      <style:text-properties officeooo:rsid="000e29a1"/>
    </style:style>
    <style:style style:name="T2" style:family="text">
      <style:text-properties officeooo:rsid="00104246"/>
    </style:style>
    <style:style style:name="T3" style:family="text">
      <style:text-properties officeooo:rsid="00128937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1" fo:font-size="9pt"/>
    </style:style>
    <style:style style:name="T7" style:family="text">
      <style:text-properties fo:color="#000080" style:font-name="DejaVu Sans Mono1" fo:font-size="9pt" fo:font-weight="bold"/>
    </style:style>
    <style:style style:name="T8" style:family="text">
      <style:text-properties fo:color="#000080" style:font-name="DejaVu Sans Mono1" fo:font-weight="bold"/>
    </style:style>
    <style:style style:name="T9" style:family="text">
      <style:text-properties fo:color="#000080" fo:font-size="9pt"/>
    </style:style>
    <style:style style:name="T10" style:family="text">
      <style:text-properties fo:color="#000080" fo:font-size="9pt" fo:font-weight="bold"/>
    </style:style>
    <style:style style:name="T11" style:family="text">
      <style:text-properties style:font-name="DejaVu Sans Mono1" fo:font-size="9pt"/>
    </style:style>
    <style:style style:name="T12" style:family="text">
      <style:text-properties fo:font-size="9pt"/>
    </style:style>
    <style:style style:name="T13" style:family="text">
      <style:text-properties fo:color="#000000"/>
    </style:style>
    <style:style style:name="T14" style:family="text">
      <style:text-properties fo:color="#000000" style:font-name="DejaVu Sans Mono1"/>
    </style:style>
    <style:style style:name="T15" style:family="text">
      <style:text-properties fo:color="#000000" style:font-name="DejaVu Sans Mono1" fo:font-size="9pt"/>
    </style:style>
    <style:style style:name="T16" style:family="text">
      <style:text-properties fo:color="#000000" style:font-name="Liberation Serif" fo:font-size="12pt" officeooo:rsid="0018c684" style:font-size-asian="12pt" style:font-size-complex="12pt"/>
    </style:style>
    <style:style style:name="T17" style:family="text">
      <style:text-properties fo:color="#000000" style:font-name="Liberation Serif" fo:font-size="12pt" officeooo:rsid="0014e025" style:font-size-asian="12pt" style:font-size-complex="12pt"/>
    </style:style>
    <style:style style:name="T18" style:family="text">
      <style:text-properties fo:color="#000000" style:font-name="Liberation Serif" fo:font-size="12pt" officeooo:rsid="001b2311" style:font-size-asian="12pt" style:font-size-complex="12pt"/>
    </style:style>
    <style:style style:name="T19" style:family="text">
      <style:text-properties fo:color="#000000" fo:font-style="normal" style:font-style-asian="normal" style:font-style-complex="normal"/>
    </style:style>
    <style:style style:name="T20" style:family="text">
      <style:text-properties officeooo:rsid="0014e025"/>
    </style:style>
    <style:style style:name="T21" style:family="text">
      <style:text-properties fo:color="#008080" style:font-name="DejaVu Sans Mono1" fo:font-size="9pt" fo:font-weight="bold"/>
    </style:style>
    <style:style style:name="T22" style:family="text">
      <style:text-properties fo:color="#008080" fo:font-weight="bold"/>
    </style:style>
    <style:style style:name="T23" style:family="text">
      <style:text-properties fo:color="#008080" fo:font-size="9pt" fo:font-weight="bold"/>
    </style:style>
    <style:style style:name="T24" style:family="text">
      <style:text-properties fo:color="#660099" style:font-name="DejaVu Sans Mono1"/>
    </style:style>
    <style:style style:name="T25" style:family="text">
      <style:text-properties fo:color="#660099" style:font-name="DejaVu Sans Mono1" fo:font-size="9pt"/>
    </style:style>
    <style:style style:name="T26" style:family="text">
      <style:text-properties officeooo:rsid="00161232"/>
    </style:style>
    <style:style style:name="T27" style:family="text">
      <style:text-properties style:font-name="Liberation Serif"/>
    </style:style>
    <style:style style:name="T28" style:family="text">
      <style:text-properties fo:color="#666666"/>
    </style:style>
    <style:style style:name="T29" style:family="text">
      <style:text-properties officeooo:rsid="0018c684"/>
    </style:style>
    <style:style style:name="T30" style:family="text">
      <style:text-properties fo:font-size="12pt" officeooo:rsid="0014e025" style:font-size-asian="10.5pt" style:font-size-complex="12pt"/>
    </style:style>
    <style:style style:name="T31" style:family="text">
      <style:text-properties fo:font-size="12pt" officeooo:rsid="00128937" style:font-size-asian="10.5pt" style:font-size-complex="12pt"/>
    </style:style>
    <style:style style:name="T32" style:family="text">
      <style:text-properties fo:font-size="12pt" officeooo:rsid="001b2311" style:font-size-asian="10.5pt" style:font-size-complex="12pt"/>
    </style:style>
    <style:style style:name="T33" style:family="text">
      <style:text-properties officeooo:rsid="0019eb93"/>
    </style:style>
    <style:style style:name="T34" style:family="text">
      <style:text-properties fo:color="#0000ff" style:font-name="DejaVu Sans Mono1" fo:font-size="9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ize-complex="12pt"/>
    </style:style>
    <style:style style:name="T37" style:family="text">
      <style:text-properties fo:font-variant="normal" fo:text-transform="none" fo:letter-spacing="normal" fo:font-style="normal" fo:font-weight="normal"/>
    </style:style>
    <style:style style:name="T38" style:family="text">
      <style:text-properties fo:font-variant="normal" fo:text-transform="none" fo:color="#1a1e23" fo:letter-spacing="normal" fo:font-style="normal" fo:font-weight="normal"/>
    </style:style>
    <style:style style:name="T39" style:family="text">
      <style:text-properties fo:font-variant="normal" fo:text-transform="none" fo:color="#1a1e23" fo:letter-spacing="normal" fo:font-style="normal" fo:font-weight="bold" loext:padding="0in" loext:border="none"/>
    </style:style>
    <style:style style:name="T40" style:family="text">
      <style:text-properties fo:font-variant="normal" fo:text-transform="none" fo:color="#1a1e23" style:font-name="Liberation Serif" fo:font-size="12pt" fo:letter-spacing="normal" fo:font-style="normal" fo:font-weight="bold" style:font-size-asian="12pt" style:font-size-complex="12pt" loext:padding="0in" loext:border="none"/>
    </style:style>
    <style:style style:name="T41" style:family="text">
      <style:text-properties fo:font-variant="normal" fo:text-transform="none" fo:color="#1a1e23" style:font-name="Liberation Serif" fo:font-size="12pt" fo:letter-spacing="normal" fo:font-style="normal" fo:font-weight="normal" style:font-size-asian="12pt" style:font-size-complex="12pt"/>
    </style:style>
    <style:style style:name="T42" style:family="text">
      <style:text-properties officeooo:rsid="001d0d29"/>
    </style:style>
    <style:style style:name="T43" style:family="text">
      <style:text-properties style:text-line-through-style="none" style:text-line-through-type="none" style:font-name="Liberation Serif" style:text-underline-style="none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eprocessing data</text:p>
      <text:p text:style-name="P9"/>
      <text:p text:style-name="P8"><text:span text:style-name="T29">Our dataset is a textual data contain both the star rating as the label output </text:span><text:span text:style-name="T15">__label__2 </text:span><text:span text:style-name="T16">then come the customer review as a one whole line of input string, e.g:</text:span></text:p>
      <text:p text:style-name="P20"/>
      <text:p text:style-name="P13">__label__1 The Worst!: A complete waste of time. Typographical errors, poor grammar, and a totally pathetic plot add up to absolutely nothing. I'm embarrassed for this author and very disappointed I actually paid for this book.</text:p>
      <text:p text:style-name="P7"/>
      <text:p text:style-name="P1">Step 1 : Convert data from .txt to .csv format,<text:span text:style-name="T33">splitting the star rating and the customer review into two different columns, </text:span><text:s/>so it is easier to deal with it as a data frame</text:p>
      <text:p text:style-name="P14"><text:span text:style-name="T5"><text:tab/>def </text:span>convertText_CSV(txtFileName,csvFileName):</text:p>
      <text:p text:style-name="P11"><text:s text:c="4"/><text:tab/><text:tab/><text:span text:style-name="T11">data = []</text:span></text:p>
      <text:p text:style-name="P11"><text:s text:c="4"/><text:tab/><text:tab/><text:span text:style-name="T11">review = []</text:span></text:p>
      <text:p text:style-name="P11"><text:s text:c="4"/><text:tab/><text:tab/><text:span text:style-name="T11">f = </text:span><text:span text:style-name="T6">open</text:span><text:span text:style-name="T11">(txtFileName, </text:span><text:span text:style-name="T21">"r"</text:span><text:span text:style-name="T11">)</text:span></text:p>
      <text:p text:style-name="P11"><text:s text:c="4"/><text:tab/><text:tab/><text:span text:style-name="T7">for </text:span><text:span text:style-name="T11">x </text:span><text:span text:style-name="T7">in </text:span><text:span text:style-name="T11">f:</text:span></text:p>
      <text:p text:style-name="P11"><text:s text:c="8"/><text:tab/><text:tab/><text:span text:style-name="T11">review.append(</text:span><text:span text:style-name="T6">int</text:span><text:span text:style-name="T11">(x[</text:span><text:span text:style-name="T34">9</text:span><text:span text:style-name="T11">]))</text:span></text:p>
      <text:p text:style-name="P11"><text:s text:c="7"/><text:tab/><text:tab/><text:span text:style-name="T11">review.append(x[</text:span><text:span text:style-name="T34">11</text:span><text:span text:style-name="T11">:])</text:span></text:p>
      <text:p text:style-name="P11"><text:s text:c="8"/><text:tab/><text:tab/><text:span text:style-name="T11">data.append(review.copy())</text:span></text:p>
      <text:p text:style-name="P11"><text:s text:c="8"/><text:tab/><text:tab/><text:span text:style-name="T11">review.clear()</text:span></text:p>
      <text:p text:style-name="P11"><text:s text:c="4"/><text:tab/><text:tab/><text:span text:style-name="T11">df=pd.DataFrame(data, </text:span><text:span text:style-name="T25">columns </text:span><text:span text:style-name="T11">= [</text:span><text:span text:style-name="T21">'StarRating_Label'</text:span><text:span text:style-name="T11">,</text:span><text:span text:style-name="T21">'CustomerReview_Data'</text:span><text:span text:style-name="T11">])</text:span></text:p>
      <text:p text:style-name="P17"><text:span text:style-name="T13"><text:s text:c="4"/><text:tab/><text:tab/></text:span><text:span text:style-name="T15">df.to_csv (csvFileName, </text:span><text:span text:style-name="T25">index </text:span><text:span text:style-name="T15">= </text:span><text:span text:style-name="T7">None</text:span><text:span text:style-name="T15">, </text:span><text:span text:style-name="T25">header</text:span><text:span text:style-name="T15">=</text:span><text:span text:style-name="T7">True</text:span><text:span text:style-name="T15">)</text:span></text:p>
      <text:p text:style-name="P1">Step 2: Normalize text data</text:p>
      <text:list xml:id="list682777963462082373" text:style-name="L1">
        <text:list-item>
          <text:p text:style-name="P21">Converting all letters to lower case</text:p>
        </text:list-item>
        <text:list-item>
          <text:p text:style-name="P21">Converting numbers into words or removing numbers</text:p>
        </text:list-item>
        <text:list-item>
          <text:p text:style-name="P21">Removing punctuations</text:p>
        </text:list-item>
        <text:list-item>
          <text:p text:style-name="P21">Removing white spaces</text:p>
        </text:list-item>
        <text:list-item>
          <text:p text:style-name="P21">expanding abbreviations</text:p>
        </text:list-item>
        <text:list-item>
          <text:p text:style-name="P21">removing stop words, sparse terms, and particular words</text:p>
        </text:list-item>
        <text:list-item>
          <text:p text:style-name="P21">text canonicalization</text:p>
        </text:list-item>
      </text:list>
      <text:p text:style-name="P1"/>
      <text:p text:style-name="P1"/>
      <text:p text:style-name="P1">Explaining each step in details :</text:p>
      <text:list xml:id="list6679055653506200535" text:style-name="L2">
        <text:list-item>
          <text:p text:style-name="P22"><text:span text:style-name="T1">Convert text to lower case</text:span><text:bookmark text:name="e1de"/><text:span text:style-name="T1">, Python code:</text:span></text:p>
          <text:p text:style-name="P37"><text:span text:style-name="T5">def </text:span>toLower(text):</text:p>
        </text:list-item>
      </text:list>
      <text:p text:style-name="P11"><text:s text:c="4"/><text:tab/><text:tab/><text:span text:style-name="T11">text = text.lower()</text:span></text:p>
      <text:p text:style-name="P17"><text:span text:style-name="T13"><text:s text:c="4"/><text:tab/><text:tab/></text:span><text:span text:style-name="T7">return </text:span><text:span text:style-name="T15">text</text:span></text:p>
      <text:list xml:id="list61038370089989" text:continue-numbering="true" text:style-name="L2">
        <text:list-item>
          <text:p text:style-name="P24">Removing punctuations <text:span text:style-name="T33">using string model</text:span>, <text:span text:style-name="T2">python code:</text:span></text:p>
        </text:list-item>
      </text:list>
      <text:p text:style-name="P12"><text:span text:style-name="T5"><text:tab/>def </text:span>removePunctuation(text):</text:p>
      <text:p text:style-name="P11"><text:s text:c="4"/><text:tab/><text:tab/><text:span text:style-name="T11">text = text.translate(string.maketrans(</text:span><text:span text:style-name="T21">""</text:span><text:span text:style-name="T11">, </text:span><text:span text:style-name="T21">""</text:span><text:span text:style-name="T11">), string.punctuation)</text:span></text:p>
      <text:p text:style-name="P17"><text:span text:style-name="T13"><text:s text:c="4"/><text:tab/><text:tab/></text:span><text:span text:style-name="T7">return </text:span><text:span text:style-name="T15">text</text:span></text:p>
      <text:list xml:id="list61038391311923" text:continue-numbering="true" text:style-name="L2">
        <text:list-item>
          <text:p text:style-name="P25">Remove White Space; the data set already <text:span text:style-name="T3">cleaned from trailing and leading spaces</text:span></text:p>
          <text:p text:style-name="P38"/>
        </text:list-item>
        <text:list-item>
          <text:p text:style-name="P23"><text:span text:style-name="T30">Normalize Text/</text:span><text:span text:style-name="T31">Expanding Appreciation </text:span><text:span text:style-name="T30">and Number Converting using normalise mod</text:span><text:span text:style-name="T32">u</text:span><text:span text:style-name="T17">l</text:span><text:span text:style-name="T18">e</text:span><text:span text:style-name="T17">;</text:span><text:span text:style-name="T18">t</text:span><text:span text:style-name="T35">his module takes a text as input, and returns it in a normalised form, </text:span><text:span text:style-name="Emphasis"><text:span text:style-name="T36">ie. </text:span></text:span><text:span text:style-name="T35">expands all word tokens deemed not to be of a standard type.</text:span></text:p>
          <text:p text:style-name="P28">Non-standard words (NSWs) are detected, classified and expanded. Examples of NSWs that are normalised include:</text:p>
        </text:list-item>
      </text:list>
      <text:list xml:id="list7192818530780192280" text:style-name="L3">
        <text:list-item>
          <text:p text:style-name="P30">Numbers - percentages, dates, currency amounts, ranges, telephone numbers.</text:p>
        </text:list-item>
        <text:list-item>
          <text:p text:style-name="P30">Abbreviations and acronyms.</text:p>
        </text:list-item>
        <text:list-item>
          <text:p text:style-name="P30">Web addresses and hashtags.</text:p>
        </text:list-item>
      </text:list>
      <text:p text:style-name="P2"/>
      <text:p text:style-name="P2"><text:soft-page-break/><text:tab/><text:span text:style-name="T42">Python code:</text:span></text:p>
      <text:list xml:id="list61037428697512" text:continue-list="list61038391311923" text:style-name="L2">
        <text:list-header>
          <text:p text:style-name="P40">$ pip install normalise</text:p>
          <text:p text:style-name="P39"><text:span text:style-name="T8">def </text:span><text:span text:style-name="T14">normaliseText(text):</text:span></text:p>
          <text:p text:style-name="P39"><text:span text:style-name="T14"><text:tab/>text=normalise(text, </text:span><text:span text:style-name="T24">verbose</text:span><text:span text:style-name="T14">=</text:span><text:span text:style-name="T8">True</text:span><text:span text:style-name="T14">)</text:span></text:p>
          <text:p text:style-name="P41"><text:span text:style-name="T8"><text:tab/>return </text:span><text:span text:style-name="T14">text</text:span></text:p>
        </text:list-header>
        <text:list-item>
          <text:p text:style-name="P31"><text:span text:style-name="T20">Tokenization it </text:span><text:span text:style-name="T37">is the process of splitting the given text into smaller pieces called tokens.</text:span></text:p>
          <text:p text:style-name="P29">We use spaCy model for its following features:</text:p>
        </text:list-item>
      </text:list>
      <text:list xml:id="list2627595749486202401" text:style-name="L4">
        <text:list-item>
          <text:p text:style-name="P34"><text:span text:style-name="T38">Non-destructive </text:span><text:span text:style-name="Strong_20_Emphasis"><text:span text:style-name="T39">tokenization</text:span></text:span></text:p>
        </text:list-item>
        <text:list-item>
          <text:p text:style-name="P34"><text:span text:style-name="Strong_20_Emphasis"><text:span text:style-name="T40">Named entity </text:span></text:span><text:span text:style-name="T41">recognition</text:span></text:p>
        </text:list-item>
        <text:list-item>
          <text:p text:style-name="P34"><text:span text:style-name="T41">Support for </text:span><text:span text:style-name="Strong_20_Emphasis"><text:span text:style-name="T40">49+ languages</text:span></text:span></text:p>
        </text:list-item>
        <text:list-item>
          <text:p text:style-name="P34"><text:span text:style-name="Strong_20_Emphasis"><text:span text:style-name="T40">16 statistical models </text:span></text:span><text:span text:style-name="T41">for 9 languages</text:span></text:p>
        </text:list-item>
        <text:list-item>
          <text:p text:style-name="P34"><text:span text:style-name="T41">Pre-trained </text:span><text:span text:style-name="Strong_20_Emphasis"><text:span text:style-name="T40">word vectors</text:span></text:span></text:p>
        </text:list-item>
        <text:list-item>
          <text:p text:style-name="P34"><text:span text:style-name="T41">Easy </text:span><text:span text:style-name="Strong_20_Emphasis"><text:span text:style-name="T40">deep learning </text:span></text:span><text:span text:style-name="T41">integration</text:span></text:p>
        </text:list-item>
        <text:list-item>
          <text:p text:style-name="P32">Part-of-speech tagging</text:p>
        </text:list-item>
        <text:list-item>
          <text:p text:style-name="P32">Labelled dependency parsing</text:p>
        </text:list-item>
        <text:list-item>
          <text:p text:style-name="P32">Syntax-driven sentence segmentation</text:p>
        </text:list-item>
        <text:list-item>
          <text:p text:style-name="P34"><text:span text:style-name="T41">Built in </text:span><text:span text:style-name="Strong_20_Emphasis"><text:span text:style-name="T40">visualizers </text:span></text:span><text:span text:style-name="T41">for syntax and NER</text:span></text:p>
        </text:list-item>
        <text:list-item>
          <text:p text:style-name="P32">Convenient string-to-hash mapping</text:p>
        </text:list-item>
        <text:list-item>
          <text:p text:style-name="P32">Export to numpy data arrays</text:p>
        </text:list-item>
        <text:list-item>
          <text:p text:style-name="P32">Efficient binary serialization</text:p>
        </text:list-item>
        <text:list-item>
          <text:p text:style-name="P34"><text:span text:style-name="T41">Easy </text:span><text:span text:style-name="Strong_20_Emphasis"><text:span text:style-name="T40">model packaging </text:span></text:span><text:span text:style-name="T41">and deployment</text:span></text:p>
        </text:list-item>
        <text:list-item>
          <text:p text:style-name="P32">State-of-the-art speed</text:p>
        </text:list-item>
        <text:list-item>
          <text:p text:style-name="P32">Robust, rigorously evaluated accuracy</text:p>
        </text:list-item>
      </text:list>
      <text:p text:style-name="P10"/>
      <text:list xml:id="list61038637077283" text:continue-list="list61037428697512" text:style-name="L2">
        <text:list-header>
          <text:p text:style-name="P35"><text:span text:style-name="T26">$</text:span> pip install spacy</text:p>
        </text:list-header>
      </text:list>
      <text:p text:style-name="P6"><text:tab/><text:span text:style-name="T26">$</text:span> python -m spacy download en_core_web_sm</text:p>
      <text:p text:style-name="P6"/>
      <text:p text:style-name="P5"><text:tab/># Load English tokenizer, tagger, parser, NER and word vectors</text:p>
      <text:p text:style-name="P4"><text:span text:style-name="T19"><text:tab/></text:span><text:span text:style-name="T13">nlp = spacy.load(</text:span><text:span text:style-name="T22">"en_core_web_sm"</text:span><text:span text:style-name="T13">)</text:span></text:p>
      <text:p text:style-name="P4"><text:tab/>doc = nlp(text)</text:p>
      <text:p text:style-name="P4"><text:tab/><text:span text:style-name="T28"># Analyze syntax</text:span></text:p>
      <text:p text:style-name="P4"><text:span text:style-name="T4"><text:tab/>print</text:span>(<text:span text:style-name="T22">"Noun phrases:"</text:span>, [chunk.text <text:span text:style-name="T5">for </text:span>chunk <text:span text:style-name="T5">in </text:span>doc.noun_chunks])</text:p>
      <text:p text:style-name="P4"><text:span text:style-name="T4"><text:tab/>print</text:span>(<text:span text:style-name="T22">"Verbs:"</text:span>, [token.lemma_ <text:span text:style-name="T5">for </text:span>token <text:span text:style-name="T5">in </text:span>doc <text:span text:style-name="T5">if </text:span>token.pos_ == <text:span text:style-name="T22">"VERB"</text:span>])</text:p>
      <text:p text:style-name="P4"><text:tab/><text:span text:style-name="T28"># Find named entities, phrases and concepts</text:span></text:p>
      <text:p text:style-name="P4"><text:span text:style-name="T5"><text:tab/>for </text:span>entity <text:span text:style-name="T5">in </text:span>doc.ents:</text:p>
      <text:p text:style-name="P4"><text:s text:c="4"/><text:tab/><text:tab/><text:span text:style-name="T4">print</text:span>(entity.text, entity.label_)</text:p>
      <text:p text:style-name="P4"/>
      <text:list xml:id="list5602395635684738302" text:style-name="L5">
        <text:list-header>
          <text:p text:style-name="P36"/>
          <text:p text:style-name="P42"/>
        </text:list-header>
      </text:list>
      <text:p text:style-name="Standard"><text:bookmark text:name="c636"/>Remove stop words</text:p>
      <text:p text:style-name="Standard"><text:bookmark text:name="7b48"/><text:span text:style-name="T27">“Stop words” are the most common words in a language like “the”, “a”, “on”, “is”, “all”. These words do not carry important meaning and are usually removed from texts. It is possible to remove stop words using </text:span><text:a xlink:type="simple" xlink:href="http://www.nltk.org/" office:target-frame-name="_blank" xlink:show="new" text:style-name="Internet_20_link" text:visited-style-name="Visited_20_Internet_20_Link"><text:span text:style-name="T43">Natural Language Toolkit (NLTK)</text:span></text:a><text:span text:style-name="T27">, a suite of libraries and programs for symbolic and statistical natural language processing.</text:span></text:p>
      <text:p text:style-name="P33">Python code:</text:p>
      <text:p text:style-name="P16"><text:span text:style-name="T5">def </text:span>remove_stopwords(text):</text:p>
      <text:p text:style-name="P15"><text:s text:c="2"/><text:span text:style-name="T12">stop_words = </text:span><text:span text:style-name="T9">set</text:span><text:span text:style-name="T12">(stopwords.words(</text:span><text:span text:style-name="T23">'english'</text:span><text:span text:style-name="T12">))</text:span></text:p>
      <text:p text:style-name="P15"><text:s text:c="2"/><text:span text:style-name="T12">tokens = word_tokenize(text)</text:span></text:p>
      <text:p text:style-name="P15"><text:s text:c="2"/><text:span text:style-name="T12">result = [i </text:span><text:span text:style-name="T10">for </text:span><text:span text:style-name="T12">i </text:span><text:span text:style-name="T10">in </text:span><text:span text:style-name="T12">tokens </text:span><text:span text:style-name="T10">if not </text:span><text:span text:style-name="T12">i </text:span><text:span text:style-name="T10">in </text:span><text:span text:style-name="T12">stop_words]</text:span></text:p>
      <text:p text:style-name="P15"><text:s text:c="2"/><text:span text:style-name="T9">print </text:span><text:span text:style-name="T12">(result)</text:span></text:p>
      <text:p text:style-name="P18"><text:s text:c="2"/><text:span text:style-name="T10">return </text:span><text:span text:style-name="T12">result</text:span></text:p>
      <text:p text:style-name="P33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3">Resources:</text:p>
      <text:p text:style-name="P3"><text:a xlink:type="simple" xlink:href="https://medium.com/" text:style-name="Internet_20_link" text:visited-style-name="Visited_20_Internet_20_Link">https://medium.com</text:a></text:p>
      <text:p text:style-name="P3"><text:a xlink:type="simple" xlink:href="https://pypi.org/project/normalise" text:style-name="Internet_20_link" text:visited-style-name="Visited_20_Internet_20_Link">https://pypi.org/project/normalise</text:a></text:p>
      <text:p text:style-name="P3"><text:a xlink:type="simple" xlink:href="https://spacy.io/" text:style-name="Internet_20_link" text:visited-style-name="Visited_20_Internet_20_Link">https://spacy.io</text:a></text:p>
      <text:list xml:id="list3091216895869259080" text:style-name="L6">
        <text:list-header>
          <text:p text:style-name="P26"/>
        </text:list-header>
      </text:list>
      <text:list xml:id="list61037347062062" text:continue-list="list61038637077283" text:style-name="L2">
        <text:list-header>
          <text:p text:style-name="P2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1" svg:font-family="'DejaVu Sans Mono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12:59.391828439</meta:creation-date>
    <dc:date>2019-03-28T06:04:01.714555327</dc:date>
    <meta:editing-duration>PT1H46M3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85" meta:word-count="552" meta:character-count="3887" meta:non-whitespace-character-count="3321"/>
  </office:meta>
</office:document-meta>
</file>